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fo:font-style="italic" style:font-style-asian="italic" style:font-style-complex="italic"/>
    </style:style>
    <style:style style:name="P5" style:family="paragraph" style:parent-style-name="Text_20_body">
      <style:paragraph-properties fo:margin-left="0.25in" fo:margin-right="0in" fo:margin-top="0in" fo:margin-bottom="0.1in" fo:text-indent="-0.25in" style:auto-text-indent="false"/>
    </style:style>
    <style:style style:name="P6" style:family="paragraph" style:parent-style-name="First_20_paragraph">
      <style:paragraph-properties fo:break-before="page"/>
    </style:style>
    <style:style style:name="P7" style:family="paragraph" style:parent-style-name="Text_20_body">
      <style:paragraph-properties fo:margin-top="0in" fo:margin-bottom="0.0402in"/>
    </style:style>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P17" style:family="paragraph" style:parent-style-name="Text_20_body" style:list-style-name="L10">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3">
      <style:paragraph-properties fo:margin-top="0in" fo:margin-bottom="0in"/>
    </style:style>
    <style:style style:name="P20" style:family="paragraph" style:parent-style-name="Text_20_body">
      <style:paragraph-properties fo:margin-top="0in" fo:margin-bottom="0.1in"/>
    </style:style>
    <style:style style:name="P21" style:family="paragraph" style:parent-style-name="Text_20_body" style:list-style-name="L1">
      <style:paragraph-properties fo:margin-top="0in" fo:margin-bottom="0.1in"/>
    </style:style>
    <style:style style:name="P22" style:family="paragraph" style:parent-style-name="Text_20_body" style:list-style-name="L2">
      <style:paragraph-properties fo:margin-top="0in" fo:margin-bottom="0.1in"/>
    </style:style>
    <style:style style:name="P23" style:family="paragraph" style:parent-style-name="Text_20_body" style:list-style-name="L3">
      <style:paragraph-properties fo:margin-top="0in" fo:margin-bottom="0.1in"/>
    </style:style>
    <style:style style:name="P24" style:family="paragraph" style:parent-style-name="Text_20_body" style:list-style-name="L11">
      <style:paragraph-properties fo:margin-top="0in" fo:margin-bottom="0.1in"/>
    </style:style>
    <style:style style:name="P25" style:family="paragraph" style:parent-style-name="Text_20_body" style:list-style-name="L12">
      <style:paragraph-properties fo:margin-top="0in" fo:margin-bottom="0.1in"/>
    </style:style>
    <style:style style:name="P26" style:family="paragraph" style:parent-style-name="Text_20_body" style:list-style-name="L13">
      <style:paragraph-properties fo:margin-top="0in" fo:margin-bottom="0.1in"/>
    </style:style>
    <style:style style:name="P27" style:family="paragraph" style:parent-style-name="Text_20_body">
      <style:paragraph-properties fo:margin-top="0in" fo:margin-bottom="0.1in"/>
      <style:text-properties style:font-name="CMU Serif Extra1" fo:font-weight="bold" style:font-weight-asian="bold" style:font-weight-complex="bold"/>
    </style:style>
    <style:style style:name="P28" style:family="paragraph" style:parent-style-name="Text_20_body">
      <style:paragraph-properties fo:margin-top="0in" fo:margin-bottom="0.0598in"/>
    </style:style>
    <style:style style:name="P29" style:family="paragraph" style:parent-style-name="Text_20_body">
      <style:paragraph-properties fo:margin-top="0in" fo:margin-bottom="0.0402in"/>
    </style:style>
    <style:style style:name="P30"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31" style:family="paragraph" style:parent-style-name="Horizontal_20_Line">
      <style:paragraph-properties fo:margin-top="0in" fo:margin-bottom="0.1in"/>
    </style:style>
    <style:style style:name="P32" style:family="paragraph" style:parent-style-name="First_20_paragraph">
      <style:text-properties fo:font-weight="bold" style:font-weight-asian="bold" style:font-weight-complex="bold"/>
    </style:style>
    <style:style style:name="P33" style:family="paragraph" style:parent-style-name="First_20_paragraph" style:list-style-name="L14"/>
    <style:style style:name="P34" style:family="paragraph" style:parent-style-name="First_20_paragraph">
      <style:paragraph-properties fo:margin-top="0in" fo:margin-bottom="0.0799in"/>
    </style: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text-position="super 58%" fo:font-style="italic" style:font-style-asian="italic" style:font-style-complex="italic"/>
    </style:style>
    <style:style style:name="T8" style:family="text">
      <style:text-properties style:font-name="CMU Serif Extra" fo:font-weight="bold"/>
    </style:style>
    <style:style style:name="T9" style:family="text">
      <style:text-properties fo:font-style="normal" style:font-style-asian="normal" style:font-style-complex="normal"/>
    </style:style>
    <style:style style:name="T10" style:family="text">
      <style:text-properties fo:font-size="14pt" style:font-size-asian="14pt" style:font-size-complex="14pt"/>
    </style:style>
    <style:style style:name="T11" style:family="text">
      <style:text-properties style:font-name="CMU Serif Extra1" fo:font-weight="bold" style:font-weight-asian="bold" style:font-weight-complex="bol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WoT8 DID Specification Refinement</text:p>
      <text:p text:style-name="Heading_20_1a_20_Sub_20_WoT">a white paper from Rebooting the Web of Trust VIII</text:p>
      <text:p text:style-name="Heading_20_1b_20_Sub_20_Author">by Dan Burnett, Ken Ebert, Amy Guy, Drummond Reed, and Manu Sporny</text:p>
      <text:h text:style-name="Heading_20_2" text:outline-level="2">Abstract</text:h>
      <text:p text:style-name="First_20_paragraph">The Decentralized Identifier (DID) specification describes a new type of URL that is globally unique, highly available, and cryptographically verifiable and which has no central authority. The <text:a xlink:type="simple" xlink:href="https://w3c-ccg.github.io/did-spec/" text:style-name="Internet_20_link" text:visited-style-name="Visited_20_Internet_20_Link"><text:span text:style-name="Definition">DID spec document</text:span></text:a> describes the expected ecosystem, data model, and syntaxes for DIDs. In December 2018, the W3C held a Strong Authentication and Identity Workshop that determined that a reasonable next step would be to create a W3C Working Group to standardize the DID specification. As a result, the W3C Credentials Community Group, which has been incubating the specification, will eventually need to hand the specification over to the newly formed W3C DID Working Group. In preparation for this hand off, a group at Rebooting the Web of Trust triaged issues related to the DID specification, refined existing proposals related to the specification, and gathered new features and requirements from the community. The result of this work is outlined in this document.</text:p>
      <text:h text:style-name="Heading_20_2" text:outline-level="2">Introduction</text:h>
      <text:p text:style-name="First_20_paragraph"><draw:frame draw:style-name="fr1" draw:name="graphics1" text:anchor-type="paragraph" svg:x="0in" svg:y="1.1217in" svg:width="7in" svg:height="2.7992in" draw:z-index="0"><draw:image xlink:href="../../../../../../Dropbox/RWOT/Sponsor%20Logo%20Boxes/sponsors-rwt8.png" xlink:type="simple" xlink:show="embed" xlink:actuate="onLoad"/></draw:frame>In a recently published <text:a xlink:type="simple" xlink:href="https://github.com/WebOfTrustInfo/rwot8-barcelona/blob/master/topics-and-advance-readings/w3c-identity-workshop-report.md" text:style-name="Internet_20_link" text:visited-style-name="Visited_20_Internet_20_Link"><text:span text:style-name="Definition">W3C Workshop Report on Strong Authentication and Identity</text:span></text:a>, it was suggested that the DID Specification should be considered for standardization at the W3C via a new group called the W3C Decentralized Identifier Working Group (DID WG). The current <text:a xlink:type="simple" xlink:href="https://w3c-ccg.github.io/did-spec/" text:style-name="Internet_20_link" text:visited-style-name="Visited_20_Internet_20_Link"><text:span text:style-name="Definition">Decentralized Identifier Specification</text:span></text:a> maintains a <text:a xlink:type="simple" xlink:href="https://github.com/w3c-ccg/did-spec/issues/" text:style-name="Internet_20_link" text:visited-style-name="Visited_20_Internet_20_Link"><text:span text:style-name="Definition">list of issues</text:span></text:a> that have been growing over the past year. Amy Guy and Dmitri Zagidulin performed an <text:a xlink:type="simple" xlink:href="https://github.com/WebOfTrustInfo/rwot8-barcelona/blob/master/topics-and-advance-readings/did-spec-current-status.md" text:style-name="Internet_20_link" text:visited-style-name="Visited_20_Internet_20_Link"><text:span text:style-name="Definition">initial </text:span></text:a><text:soft-page-break/><text:a xlink:type="simple" xlink:href="https://github.com/WebOfTrustInfo/rwot8-barcelona/blob/master/topics-and-advance-readings/did-spec-current-status.md" text:style-name="Internet_20_link" text:visited-style-name="Visited_20_Internet_20_Link"><text:span text:style-name="Definition">triage of the DID specification</text:span></text:a> issues as an advanced reading topic paper for Rebooting the Web of Trust 8 (RWoT8).</text:p>
      <text:p text:style-name="Text_20_body">In an attempt to provide the DID WG with a good foundation to build upon, the W3C Credentials Community Group, with aid from the Rebooting the Web of Trust community, worked on the specification at the Rebooting the Web of Trust 8 (RWoT8) event in Barcelona, Spain in early March 2019. The group processed issues related to the DID specification, refined existing proposals related to the specification, and gathered new features and requirements from the community. The state of the work as of the end of the RWoT8 event is outlined below.</text:p>
      <text:p text:style-name="Text_20_body">The first day consisted of triaging issues that resulted in three broad categories:</text:p>
      <text:list xml:id="list5372899897980818660" text:style-name="L1">
        <text:list-item>
          <text:p text:style-name="P8">Issues that are editorial and did not require debate.</text:p>
        </text:list-item>
        <text:list-item>
          <text:p text:style-name="P8">Current features that required debate and refinement.</text:p>
        </text:list-item>
        <text:list-item>
          <text:p text:style-name="P21">New features and requirements that needed to be captured.</text:p>
        </text:list-item>
      </text:list>
      <text:p text:style-name="First_20_paragraph">The second day consisted of communicating open questions and answering them so that the group could divide the work up into different work tracks that could progress independently. The third day consisted of executing on the work tracks and making as much progress as we could.</text:p>
      <text:p text:style-name="Text_20_body">The group had wanted to produce a document to detail a plan for the W3C Credentials Community Group to summarize discussion or propose one or more PRs that add the feature to the specification</text:p>
      <text:h text:style-name="Heading_20_2" text:outline-level="2">Issue Triage</text:h>
      <text:p text:style-name="First_20_paragraph">One of the results of the issue triage was the desire to restructure the specification in order to communicate the concepts in the document more cleanly. The following structure was agreed upon by the group as an improvement that would need to be further refined:</text:p>
      <text:list xml:id="list4785582767461807563" text:style-name="L2">
        <text:list-item>
          <text:p text:style-name="P9">Intro</text:p>
        </text:list-item>
        <text:list-item>
          <text:p text:style-name="P9">A Simple Example</text:p>
        </text:list-item>
        <text:list-item>
          <text:p text:style-name="P9">Terminology</text:p>
        </text:list-item>
        <text:list-item>
          <text:p text:style-name="P9">Core Data Model (simple, short, overview) (<text:span text:style-name="T1">151</text:span>)</text:p>
        </text:list-item>
        <text:list-item>
          <text:p text:style-name="P9">Decentralised Identifiers (ABNF etc)</text:p>
        </text:list-item>
        <text:list-item>
          <text:p text:style-name="P9">DID Documents (detail on core concepts)</text:p>
        </text:list-item>
        <text:list-item>
          <text:p text:style-name="P9">DID Document Syntax</text:p>
        </text:list-item>
        <text:list-item>
          <text:p text:style-name="P9">DID Methods</text:p>
        </text:list-item>
        <text:list-item>
          <text:p text:style-name="P9">DID Resolvers</text:p>
        </text:list-item>
        <text:list-item>
          <text:p text:style-name="P9">Security Concerns</text:p>
        </text:list-item>
        <text:list-item>
          <text:p text:style-name="P9">Privacy Concerns</text:p>
        </text:list-item>
        <text:list-item>
          <text:p text:style-name="P22">Accessibility</text:p>
        </text:list-item>
      </text:list>
      <text:p text:style-name="First_20_paragraph"/>
      <text:p text:style-name="P6">The result of the issue triage follow. Issue numbers with strike-throughs were resolved during the event.</text:p>
      <text:list xml:id="list5415057005546321344" text:style-name="L3">
        <text:list-item>
          <text:p text:style-name="P10">Update relationship between DID spec and URI spec: <text:a xlink:type="simple" xlink:href="https://github.com/w3c-ccg/did-spec/issues/81" text:style-name="Internet_20_link" text:visited-style-name="Visited_20_Internet_20_Link"><text:span text:style-name="Definition">https://github.com/w3c-ccg/did-spec/issues/81</text:span></text:a></text:p>
        </text:list-item>
        <text:list-item>
          <text:p text:style-name="P10">Does the did-spec need to be specific about which parts of the URI RFC it is conformant with? <text:a xlink:type="simple" xlink:href="https://github.com/w3c-ccg/did-spec/issues/169" text:style-name="Internet_20_link" text:visited-style-name="Visited_20_Internet_20_Link"><text:span text:style-name="Definition">https://github.com/w3c-ccg/did-spec/issues/169</text:span></text:a></text:p>
        </text:list-item>
        <text:list-item>
          <text:p text:style-name="P10">Intro overhaul</text:p>
          <text:list text:style-name="L4">
            <text:list-item>
              <text:p text:style-name="P11">Improve abstract 115, 112</text:p>
            </text:list-item>
            <text:list-item>
              <text:p text:style-name="P11">Define target audience of the DID spec: <text:a xlink:type="simple" xlink:href="https://github.com/w3c-ccg/did-spec/issues/157" text:style-name="Internet_20_link" text:visited-style-name="Visited_20_Internet_20_Link"><text:span text:style-name="Definition">https://github.com/w3c-ccg/did-spec/issues/157</text:span></text:a></text:p>
            </text:list-item>
            <text:list-item>
              <text:p text:style-name="P11">Terminology and explanations, what is a DID?</text:p>
              <text:list text:style-name="L5">
                <text:list-item>
                  <text:p text:style-name="P12"><text:span text:style-name="T1">122</text:span> (Motivations)</text:p>
                </text:list-item>
                <text:list-item>
                  <text:p text:style-name="P12"><text:span text:style-name="T1">121</text:span> (Purpose, terminology)</text:p>
                </text:list-item>
                <text:list-item>
                  <text:p text:style-name="P12"><text:span text:style-name="T1">117</text:span> (entities in Overview)</text:p>
                </text:list-item>
                <text:list-item>
                  <text:p text:style-name="P12"><text:a xlink:type="simple" xlink:href="https://github.com/w3c-ccg/did-spec/issues/156" text:style-name="Internet_20_link" text:visited-style-name="Visited_20_Internet_20_Link"><text:span text:style-name="Definition">156</text:span></text:a> &amp; <text:a xlink:type="simple" xlink:href="https://github.com/w3c-ccg/did-spec/issues/155" text:style-name="Internet_20_link" text:visited-style-name="Visited_20_Internet_20_Link"><text:span text:style-name="Definition">155</text:span></text:a></text:p>
                </text:list-item>
                <text:list-item>
                  <text:p text:style-name="P12"><text:span text:style-name="T1">123,</text:span><text:span text:style-name="T1"> </text:span><text:span text:style-name="T1">124</text:span> (management of identifiers, Design Goals, terminology)</text:p>
                </text:list-item>
                <text:list-item>
                  <text:p text:style-name="P12">130 title - close this once definition of DID and related parts are solidified throughout the rest of the spec</text:p>
                </text:list-item>
                <text:list-item>
                  <text:p text:style-name="P12">127</text:p>
                </text:list-item>
              </text:list>
            </text:list-item>
          </text:list>
        </text:list-item>
        <text:list-item>
          <text:p text:style-name="P10">Remove uses of 'entity' and other fluffy terms when we mean DID Subject:</text:p>
          <text:list text:style-name="L6">
            <text:list-item>
              <text:p text:style-name="P13"><text:span text:style-name="T1">125,</text:span><text:span text:style-name="T1"> </text:span><text:span text:style-name="T1">145</text:span><text:span text:style-name="T1"> </text:span><text:span text:style-name="T1">139</text:span><text:span text:style-name="T1"> </text:span><text:span text:style-name="T1">154</text:span></text:p>
            </text:list-item>
          </text:list>
        </text:list-item>
        <text:list-item>
          <text:p text:style-name="P10">Clarify language about keys:</text:p>
          <text:list text:style-name="L7">
            <text:list-item>
              <text:p text:style-name="P14">147 143 105 166</text:p>
            </text:list-item>
          </text:list>
        </text:list-item>
        <text:list-item>
          <text:p text:style-name="P10">Clarify language around ledgers:</text:p>
          <text:list text:style-name="L8">
            <text:list-item>
              <text:p text:style-name="P15">150 119 149</text:p>
            </text:list-item>
            <text:list-item>
              <text:p text:style-name="P15">ACTION: ledger -&gt; Verifiable Data Registry (with clarification that there are multiple registries, see VC spec)<text:line-break/></text:p>
            </text:list-item>
            <text:list-item>
              <text:p text:style-name="P15">Michael&gt;&gt; You mean Verifiable Data Registry (VDR), n'est pas?</text:p>
            </text:list-item>
          </text:list>
        </text:list-item>
        <text:list-item>
          <text:p text:style-name="P10">Quick fixes: <text:span text:style-name="T1">137</text:span>, <text:span text:style-name="T1">144</text:span>, 133, <text:span text:style-name="T1">116</text:span>, <text:span text:style-name="T1">118</text:span>, <text:span text:style-name="T1">129</text:span>, <text:span text:style-name="T1">140,</text:span><text:span text:style-name="T1"> </text:span><text:span text:style-name="T1">141</text:span></text:p>
        </text:list-item>
        <text:list-item>
          <text:p text:style-name="P23">Clarify language about requirements: <text:span text:style-name="T1">120</text:span></text:p>
        </text:list-item>
      </text:list>
      <text:h text:style-name="Heading_20_2" text:outline-level="2">Feature Refinement</text:h>
      <text:list xml:id="list3827293985556191969" text:style-name="L9">
        <text:list-item>
          <text:p text:style-name="P16">MIME Types 1: <text:a xlink:type="simple" xlink:href="https://github.com/w3c-ccg/did-spec/issues/84" text:style-name="Internet_20_link" text:visited-style-name="Visited_20_Internet_20_Link"><text:span text:style-name="Definition">https://github.com/w3c-ccg/did-spec/issues/84</text:span></text:a></text:p>
        </text:list-item>
        <text:list-item>
          <text:p text:style-name="P16">MIME Types 2: <text:a xlink:type="simple" xlink:href="https://github.com/w3c-ccg/did-spec/issues/82" text:style-name="Internet_20_link" text:visited-style-name="Visited_20_Internet_20_Link"><text:span text:style-name="Definition">https://github.com/w3c-ccg/did-spec/issues/82</text:span></text:a></text:p>
        </text:list-item>
        <text:list-item>
          <text:p text:style-name="P16">ABNF for DID Syntax</text:p>
          <text:list text:style-name="L10">
            <text:list-item>
              <text:p text:style-name="P17">Use case: changing file hosting providers</text:p>
            </text:list-item>
            <text:list-item>
              <text:p text:style-name="P17">Use case: fragments continue to function after moving a resource that supports fragments (DB: and what, precisely, is <text:span text:style-name="T2">the</text:span><text:span text:style-name="T2"> </text:span><text:span text:style-name="T2">resource</text:span>?)</text:p>
            </text:list-item>
            <text:list-item>
              <text:p text:style-name="P17">Use case: change ActivityPub from one provider to another provider</text:p>
            </text:list-item>
            <text:list-item>
              <text:p text:style-name="P17">Use case: I want to advertise a legacy URL (Twitter, Linkedin, etc.)</text:p>
            </text:list-item>
            <text:list-item>
              <text:p text:style-name="P17"><text:soft-page-break/>Use case: Citations</text:p>
            </text:list-item>
            <text:list-item>
              <text:p text:style-name="P17">Use case: Timo???</text:p>
            </text:list-item>
            <text:list-item>
              <text:p text:style-name="P17">Use case: MS services by type??? Need more details.</text:p>
            </text:list-item>
          </text:list>
        </text:list-item>
        <text:list-item>
          <text:p text:style-name="P16">Semantics of DID URL vs DID</text:p>
        </text:list-item>
        <text:list-item>
          <text:p text:style-name="P16">Which URL spec? <text:a xlink:type="simple" xlink:href="https://github.com/w3c-ccg/did-spec/issues/163" text:style-name="Internet_20_link" text:visited-style-name="Visited_20_Internet_20_Link"><text:span text:style-name="Definition">https://github.com/w3c-ccg/did-spec/issues/163</text:span></text:a></text:p>
          <text:list text:style-name="L11">
            <text:list-item>
              <text:p text:style-name="P24">If we don't need WHAT WG URL spec features, then cite only the RFC3986.</text:p>
            </text:list-item>
          </text:list>
        </text:list-item>
      </text:list>
      <text:h text:style-name="Heading_20_2" text:outline-level="2">New Features and Requirements</text:h>
      <text:p text:style-name="First_20_paragraph">The following new features and requirements were identified at RWoT8</text:p>
      <text:list xml:id="list4572845870756609873" text:style-name="L12">
        <text:list-item>
          <text:p text:style-name="P18">The need for a place to express keys that are used to digitally sign Verifiable Credentials (e.g. a "credentialIssuer" property)</text:p>
        </text:list-item>
        <text:list-item>
          <text:p text:style-name="P25">The need for a place to express keys that are used to digitally sign legal agreements (e.g. a "legalAgreement" property)</text:p>
        </text:list-item>
      </text:list>
      <text:p text:style-name="First_20_paragraph"><text:span text:style-name="T3">Michael</text:span><text:span text:style-name="T3"> </text:span><text:span text:style-name="T3">Herman's</text:span><text:span text:style-name="T3"> </text:span><text:span text:style-name="T3">Key</text:span><text:span text:style-name="T3"> </text:span><text:span text:style-name="T3">Feedback:</text:span></text:p>
      <text:list xml:id="list4978547812463176214" text:style-name="L13">
        <text:list-item>
          <text:p text:style-name="P19">DID Resolution Technical Use Cases: <text:a xlink:type="simple" xlink:href="https://github.com/w3c-ccg/did-resolution/issues/32" text:style-name="Internet_20_link" text:visited-style-name="Visited_20_Internet_20_Link"><text:span text:style-name="Definition">https://github.com/w3c-ccg/did-resolution/issues/32</text:span></text:a></text:p>
        </text:list-item>
        <text:list-item>
          <text:p text:style-name="P19">Check that small-e "entities" references are removed or better qualified</text:p>
        </text:list-item>
        <text:list-item>
          <text:p text:style-name="P19">Verifiable Data Registry - DID Resolver Architectures: <text:a xlink:type="simple" xlink:href="https://github.com/mwherman2000/indy-arm/blob/master/images/HBB-DID-Resolver-Architecture%20v0.2.png" text:style-name="Internet_20_link" text:visited-style-name="Visited_20_Internet_20_Link"><text:span text:style-name="Definition">https://github.com/mwherman2000/indy-arm/blob/master/images/HBB-DID-Resolver-Architecture%20v0.2.png</text:span></text:a></text:p>
        </text:list-item>
        <text:list-item>
          <text:p text:style-name="P19">DID Data Object Referen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item>
          <text:p text:style-name="P26">DID Namespaces feedback: <text:a xlink:type="simple" xlink:href="https://github.com/WebOfTrustInfo/rwot8-barcelona/issues" text:style-name="Internet_20_link" text:visited-style-name="Visited_20_Internet_20_Link"><text:span text:style-name="Definition">https://github.com/WebOfTrustInfo/rwot8-barcelona/issues</text:span></text:a></text:p>
        </text:list-item>
      </text:list>
      <text:p text:style-name="P32">Editorial work - WIP: </text:p>
      <text:list xml:id="list6556671147957987323" text:style-name="L14">
        <text:list-item>
          <text:p text:style-name="P33"><text:a xlink:type="simple" xlink:href="https://github.com/w3c-ccg/did-spec/commits/rwot8-editorial" text:style-name="Internet_20_link" text:visited-style-name="Visited_20_Internet_20_Link"><text:span text:style-name="Definition"><text:span text:style-name="T3">https://github.com/w3c-ccg/did-spec/commits/rwot8-editorial</text:span></text:span></text:a><text:span text:style-name="T3"> </text:span></text:p>
        </text:list-item>
      </text:list>
      <text:p text:style-name="P31"/>
      <text:p text:style-name="P34"><draw:frame draw:style-name="fr2" draw:name="graphics2" text:anchor-type="paragraph" svg:x="5.5063in" svg:y="-0.0882in" svg:width="1.5in" svg:height="1.6098in" draw:z-index="1"><draw:image xlink:href="../../../../../../Dropbox/RWOT/wot-logo.png" xlink:type="simple" xlink:show="embed" xlink:actuate="onLoad" draw:filter-name="&lt;All formats&gt;"/></draw:frame><text:span text:style-name="T10">Additional Credits</text:span></text:p>
      <text:p text:style-name="P7"><text:span text:style-name="T5">Lead Author: </text:span><text:span text:style-name="Definition"><text:span text:style-name="T6">Manu Sporny</text:span></text:span></text:p>
      <text:p text:style-name="P7"><text:span text:style-name="T5">Authors</text:span><text:span text:style-name="Definition"><text:span text:style-name="T6">: Dan Burnett, Ken Ebert, Amy Guy, Drummond Reed</text:span></text:span></text:p>
      <text:p text:style-name="P31"/>
      <text:p text:style-name="P27">Sample APA Citation:</text:p>
      <text:p text:style-name="P3">Burnett, D., Ebert, K., Guy, A., Reed, D. &amp; <text:s/>Sporny, M. (2019). RWoT8 DID Specification Refinement. <text:span text:style-name="T2">Rebooting the Web of Trust VIII</text:span><text:span text:style-name="T9">. Retrieved from </text:span><text:a xlink:type="simple" xlink:href="https://github.com/WebOfTrustInfo/rwot8-barcelona/blob/master/final-documents/did-spec-refinement.pdf" text:style-name="Internet_20_link" text:visited-style-name="Visited_20_Internet_20_Link"><text:span text:style-name="T9">https://github.com/WebOfTrustInfo/rwot8-barcelona/blob/master/final-documents/did-spec-refinement.pdf</text:span></text:a><text:span text:style-name="T9">. </text:span></text:p>
      <text:p text:style-name="P7"><text:span text:style-name="T9">This paper is licensed under </text:span><text:a xlink:type="simple" xlink:href="https://creativecommons.org/licenses/by/4.0/" text:style-name="Internet_20_link" text:visited-style-name="Visited_20_Internet_20_Link"><text:span text:style-name="T9">CC-BY-4.0</text:span></text:a><text:span text:style-name="T9">.</text:span></text:p>
      <text:p text:style-name="P31"/>
      <text:h text:style-name="Heading_20_3" text:outline-level="3"><text:soft-page-break/>About Rebooting the Web of Trust</text:h>
      <text:p text:style-name="P3"><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7">st</text:span><text:span text:style-name="T2"> to 3</text:span><text:span text:style-name="T7">rd</text:span><text:span text:style-name="T2">, 2019, over 80 tech visionaries came together in Barcelona, Spain <text:s/>to talk about the future of decentralized trust on the internet with the goal of writing at least 5 white papers and specs. This is one of them.</text:span></text:p>
      <text:p text:style-name="P28"><text:span text:style-name="T4">RWOT Board of Directors: </text:span>Christopher Allen, Joe Andrieu, Kim Hamilton Duffy</text:p>
      <text:p text:style-name="P28"><text:span text:style-name="T5">Silver Sponsors:</text:span> <text:bookmark text:name="docs-internal-guid-945c8590-7fff-9a2a-1321-b2e8b619fee3"/>Caelum Labs, Digital Contract Design, Generalitat de Catalunya, Protocol Labs, Venn Agency</text:p>
      <text:p text:style-name="P28"><text:bookmark text:name="docs-internal-guid-15d940f7-7fff-f320-7950-f2aaf98f0292"/><text:span text:style-name="T4">Additional Sponsors: </text:span>Validated ID, PTB Ventures</text:p>
      <text:p text:style-name="P28"><text:span text:style-name="T4">Community Sponsors: </text:span><text:bookmark text:name="docs-internal-guid-87f872b8-7fff-1366-169b-e97e8dd5eb6a"/>Blockchain Commons, Digital Bazaar, In Turn Information Management Consulting, Learning Machine, Legendary Requirements</text:p>
      <text:p text:style-name="P5"><text:span text:style-name="T8">Workshop Credits:</text:span> Christopher Allen (Founder), Joe Andrieu (Producer and Facilitator), Shannon Appelcline (Editor-in-chief), and Carlotta Cataldi (Graphical Recorder)</text:p>
      <text:p text:style-name="P4">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2019 in Europe.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4-04T11:44:28.99" text:fixed="true">2019-04-04</text:date><text:tab/><text:title>RWoT8 DID Spec Refinement</text:title> 1.0<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WoT8 DID Spec Refinement</dc:title>
    <dc:date>2019-04-09T12:53:10</dc:date>
    <dc:creator>Shannon Appelcline</dc:creator>
    <meta:editing-duration>P1DT6H45M18S</meta:editing-duration>
    <meta:editing-cycles>7</meta:editing-cycles>
    <meta:generator>OpenOffice/4.1.5$Unix OpenOffice.org_project/415m1$Build-9789</meta:generator>
    <meta:document-statistic meta:table-count="0" meta:image-count="2" meta:object-count="0" meta:page-count="5" meta:paragraph-count="98" meta:word-count="1251" meta:character-count="8212"/>
  </office:meta>
</office:document-meta>
</file>